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MonoLisa" svg:font-family="MonoLisa, Menlo, Monaco, 'Courier New', monospace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4d97800" officeooo:paragraph-rsid="04d97800"/>
    </style:style>
    <style:style style:name="P5" style:family="paragraph" style:parent-style-name="Standard">
      <style:text-properties officeooo:rsid="04da601e" officeooo:paragraph-rsid="04da601e"/>
    </style:style>
    <style:style style:name="P6" style:family="paragraph" style:parent-style-name="Standard">
      <style:text-properties fo:color="#999999" style:font-name="MonoLisa" fo:font-size="11.25pt" fo:font-weight="normal" officeooo:rsid="04da601e" officeooo:paragraph-rsid="04da601e" fo:background-color="#151515"/>
    </style:style>
    <style:style style:name="P7" style:family="paragraph" style:parent-style-name="Standard">
      <style:text-properties officeooo:rsid="04e0f699" officeooo:paragraph-rsid="04e0f699"/>
    </style:style>
    <style:style style:name="P8" style:family="paragraph" style:parent-style-name="Standard">
      <style:text-properties officeooo:rsid="04e28e3e" officeooo:paragraph-rsid="04e28e3e"/>
    </style:style>
    <style:style style:name="P9" style:family="paragraph" style:parent-style-name="Standard">
      <style:text-properties officeooo:rsid="04e4afac" officeooo:paragraph-rsid="04e4afac"/>
    </style:style>
    <style:style style:name="P10" style:family="paragraph" style:parent-style-name="Standard">
      <style:text-properties officeooo:rsid="04dd72ec" officeooo:paragraph-rsid="04dd72ec"/>
    </style:style>
    <style:style style:name="P11" style:family="paragraph" style:parent-style-name="Standard">
      <style:text-properties officeooo:rsid="04e667d5" officeooo:paragraph-rsid="04e667d5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.199cm" fo:margin-bottom="0cm" loext:contextual-spacing="false" style:line-height-at-least="0.635cm"/>
      <style:text-properties fo:color="#999999" style:font-name="MonoLisa" fo:font-size="11.25pt" fo:font-weight="normal" fo:background-color="#151515"/>
    </style:style>
    <style:style style:name="P14" style:family="paragraph" style:parent-style-name="Standard">
      <style:paragraph-properties fo:margin-top="0.199cm" fo:margin-bottom="0cm" loext:contextual-spacing="false" style:line-height-at-least="0.635cm"/>
      <style:text-properties fo:color="#abb2bf" style:font-name="MonoLisa" fo:font-size="11.25pt" fo:font-weight="normal" fo:background-color="#151515"/>
    </style:style>
    <style:style style:name="P15" style:family="paragraph" style:parent-style-name="Text_20_body">
      <style:text-properties style:font-name="Times New Roman1" fo:font-weight="normal" officeooo:rsid="04cfb426" officeooo:paragraph-rsid="04cfb426" style:font-weight-asian="normal" style:font-weight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Text_20_body" style:list-style-name=""/>
    <style:style style:name="T1" style:family="text">
      <style:text-properties fo:color="#e06c75"/>
    </style:style>
    <style:style style:name="T2" style:family="text">
      <style:text-properties fo:color="#abb2bf"/>
    </style:style>
    <style:style style:name="T3" style:family="text">
      <style:text-properties fo:color="#61afef"/>
    </style:style>
    <style:style style:name="T4" style:family="text">
      <style:text-properties fo:color="#e5c07b"/>
    </style:style>
    <style:style style:name="T5" style:family="text">
      <style:text-properties officeooo:rsid="04daada5"/>
    </style:style>
    <style:style style:name="T6" style:family="text">
      <style:text-properties officeooo:rsid="04dc1fbd"/>
    </style:style>
    <style:style style:name="T7" style:family="text">
      <style:text-properties officeooo:rsid="04e28e3e"/>
    </style:style>
    <style:style style:name="T8" style:family="text">
      <style:text-properties officeooo:rsid="04e57852"/>
    </style:style>
    <style:style style:name="T9" style:family="text">
      <style:text-properties officeooo:rsid="04e5c67a"/>
    </style:style>
    <style:style style:name="T10" style:family="text">
      <style:text-properties officeooo:rsid="04e799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</text:p>
          </text:index-title>
          <text:p text:style-name="P12"><text:a xlink:type="simple" xlink:href="#__RefHeading___Toc954_2940629876" text:style-name="Index_20_Link" text:visited-style-name="Index_20_Link">1 Je commence par la formation de la DOC.<text:tab/>2</text:a></text:p>
          <text:p text:style-name="P12"><text:a xlink:type="simple" xlink:href="#__RefHeading___Toc185_3685650937" text:style-name="Index_20_Link" text:visited-style-name="Index_20_Link">2 Réaliser un composant interactif<text:tab/>3</text:a></text:p>
          <text:p text:style-name="P12"><text:a xlink:type="simple" xlink:href="#__RefHeading___Toc187_3685650937" text:style-name="Index_20_Link" text:visited-style-name="Index_20_Link">3 Outils de dev<text:tab/>3</text:a></text:p>
          <text:p text:style-name="P12"><text:a xlink:type="simple" xlink:href="#__RefHeading___Toc252_3448785781" text:style-name="Index_20_Link" text:visited-style-name="Index_20_Link">4 On passe au tuto de Lior<text:tab/>3</text:a></text:p>
          <text:p text:style-name="P12"><text:a xlink:type="simple" xlink:href="#__RefHeading___Toc304_1678376065" text:style-name="Index_20_Link" text:visited-style-name="Index_20_Link">5 Tuto de C/K<text:tab/>5</text:a></text:p>
        </text:index-body>
      </text:table-of-content>
      <text:h text:style-name="P19" text:outline-level="1"/>
      <text:h text:style-name="P18" text:outline-level="1"><text:bookmark-start text:name="__RefHeading___Toc954_2940629876"/>Je commence par la formation de la DOC.<text:bookmark-end text:name="__RefHeading___Toc954_2940629876"/></text:h>
      <text:p text:style-name="P15"/>
      <text:p text:style-name="Code">class Square extends React.Component {</text:p>
      <text:p text:style-name="Code"><text:s text:c="2"/>render() {</text:p>
      <text:p text:style-name="Code"><text:s text:c="4"/>return (</text:p>
      <text:p text:style-name="Code"><text:s text:c="6"/>&lt;button className="square"&gt;</text:p>
      <text:p text:style-name="Code"><text:s text:c="8"/>{this.props.value}</text:p>
      <text:p text:style-name="Code"><text:s text:c="6"/>&lt;/button&gt;</text:p>
      <text:p text:style-name="Code"><text:s text:c="4"/>);</text:p>
      <text:p text:style-name="Code"><text:s text:c="2"/>}</text:p>
      <text:p text:style-name="Code">}</text:p>
      <text:p text:style-name="Code"/>
      <text:p text:style-name="Code">class Board extends React.Component {</text:p>
      <text:p text:style-name="Code"><text:s text:c="2"/>renderSquare(i) {</text:p>
      <text:p text:style-name="Code"><text:s text:c="4"/>return &lt;Square value={i}/&gt;;</text:p>
      <text:p text:style-name="Code"><text:s text:c="2"/>}</text:p>
      <text:p text:style-name="Code"/>
      <text:p text:style-name="Code"><text:s text:c="2"/>render() {</text:p>
      <text:p text:style-name="Code"><text:s text:c="4"/>const status = 'Next player: X';</text:p>
      <text:p text:style-name="Code"/>
      <text:p text:style-name="Code"><text:s text:c="4"/>return (</text:p>
      <text:p text:style-name="Code"><text:s text:c="6"/>&lt;div&gt;</text:p>
      <text:p text:style-name="Code"><text:s text:c="8"/>&lt;div className="status"&gt;{status}&lt;/div&gt;</text:p>
      <text:p text:style-name="Code"><text:s text:c="8"/>&lt;div className="board-row"&gt;</text:p>
      <text:p text:style-name="Code"><text:s text:c="10"/>{this.renderSquare(0)}</text:p>
      <text:p text:style-name="Code"><text:s text:c="10"/>{this.renderSquare(1)}</text:p>
      <text:p text:style-name="Code"><text:s text:c="10"/>{this.renderSquare(2)}</text:p>
      <text:p text:style-name="Code"><text:s text:c="8"/>&lt;/div&gt;</text:p>
      <text:p text:style-name="Code"><text:s text:c="8"/>&lt;div className="board-row"&gt;</text:p>
      <text:p text:style-name="Code"><text:s text:c="10"/>{this.renderSquare(3)}</text:p>
      <text:p text:style-name="Code"><text:s text:c="10"/>{this.renderSquare(4)}</text:p>
      <text:p text:style-name="Code"><text:s text:c="10"/>{this.renderSquare(5)}</text:p>
      <text:p text:style-name="Code"><text:s text:c="8"/>&lt;/div&gt;</text:p>
      <text:p text:style-name="Code"><text:s text:c="8"/>&lt;div className="board-row"&gt;</text:p>
      <text:p text:style-name="Code"><text:s text:c="10"/>{this.renderSquare(6)}</text:p>
      <text:p text:style-name="Code"><text:s text:c="10"/>{this.renderSquare(7)}</text:p>
      <text:p text:style-name="Code"><text:s text:c="10"/>{this.renderSquare(8)}</text:p>
      <text:p text:style-name="Code"><text:s text:c="8"/>&lt;/div&gt;</text:p>
      <text:p text:style-name="Code"><text:s text:c="6"/>&lt;/div&gt;</text:p>
      <text:p text:style-name="Code"><text:s text:c="4"/>);</text:p>
      <text:p text:style-name="Code"><text:s text:c="2"/>}</text:p>
      <text:p text:style-name="Code">}</text:p>
      <text:p text:style-name="Code"/>
      <text:p text:style-name="Code">class Game extends React.Component {</text:p>
      <text:p text:style-name="Code"><text:soft-page-break/><text:s text:c="2"/>render() {</text:p>
      <text:p text:style-name="Code"><text:s text:c="4"/>return (</text:p>
      <text:p text:style-name="Code"><text:s text:c="6"/>&lt;div className="game"&gt;</text:p>
      <text:p text:style-name="Code"><text:s text:c="8"/>&lt;div className="game-board"&gt;</text:p>
      <text:p text:style-name="Code"><text:s text:c="10"/>&lt;Board /&gt;</text:p>
      <text:p text:style-name="Code"><text:s text:c="8"/>&lt;/div&gt;</text:p>
      <text:p text:style-name="Code"><text:s text:c="8"/>&lt;div className="game-info"&gt;</text:p>
      <text:p text:style-name="Code"><text:s text:c="10"/>&lt;div&gt;{/* status */}&lt;/div&gt;</text:p>
      <text:p text:style-name="Code"><text:s text:c="10"/>&lt;ol&gt;{/* TODO */}&lt;/ol&gt;</text:p>
      <text:p text:style-name="Code"><text:s text:c="8"/>&lt;/div&gt;</text:p>
      <text:p text:style-name="Code"><text:s text:c="6"/>&lt;/div&gt;</text:p>
      <text:p text:style-name="Code"><text:s text:c="4"/>);</text:p>
      <text:p text:style-name="Code"><text:s text:c="2"/>}</text:p>
      <text:p text:style-name="Code">}</text:p>
      <text:p text:style-name="Code"/>
      <text:p text:style-name="Code">// ========================================</text:p>
      <text:p text:style-name="Code"/>
      <text:p text:style-name="Code">ReactDOM.render(</text:p>
      <text:p text:style-name="Code"><text:s text:c="2"/>&lt;Game /&gt;,</text:p>
      <text:p text:style-name="Code"><text:s text:c="2"/>document.getElementById('root')</text:p>
      <text:p text:style-name="Code">);</text:p>
      <text:p text:style-name="Code"/>
      <text:p text:style-name="Standard">Dans les applis React, c’est grâce au passage de props que l’information circule, toujours des parents vers les enfants.</text:p>
      <text:h text:style-name="Heading_20_1" text:outline-level="1"><text:bookmark-start text:name="__RefHeading___Toc185_3685650937"/>Réaliser un composant interactif<text:bookmark-end text:name="__RefHeading___Toc185_3685650937"/></text:h>
      <text:p text:style-name="Standard">Les composants React peuvent définir un état local en définissant <text:span text:style-name="Source_20_Text">this.state</text:span> dans leurs constructeurs. <text:span text:style-name="Source_20_Text">this.state</text:span> est considéré comme une donnée privée du composant React qui le définit.</text:p>
      <text:h text:style-name="Heading_20_1" text:outline-level="1"><text:bookmark-start text:name="__RefHeading___Toc187_3685650937"/>Outils de dev<text:bookmark-end text:name="__RefHeading___Toc187_3685650937"/></text:h>
      <text:p text:style-name="Standard">L’extension React Devtools pour <text:a xlink:type="simple" xlink:href="https://chrome.google.com/webstore/detail/react-developer-tools/fmkadmapgofadopljbjfkapdkoienihi?hl=fr" office:target-frame-name="_blank" xlink:show="new" text:style-name="Internet_20_link" text:visited-style-name="Visited_20_Internet_20_Link">Chrome</text:a> et <text:a xlink:type="simple" xlink:href="https://addons.mozilla.org/fr/firefox/addon/react-devtools/" office:target-frame-name="_blank" xlink:show="new" text:style-name="Internet_20_link" text:visited-style-name="Visited_20_Internet_20_Link">Firefox</text:a> vous permet d’examiner une arborescence de composants React dans les outils de développement de votre navigateur.</text:p>
      <text:p text:style-name="Standard"/>
      <text:p text:style-name="P4">C’est du CHINOIS !!</text:p>
      <text:h text:style-name="Heading_20_1" text:outline-level="1"><text:bookmark-start text:name="__RefHeading___Toc252_3448785781"/>On passe au tuto de Lior<text:bookmark-end text:name="__RefHeading___Toc252_3448785781"/></text:h>
      <text:p text:style-name="P7">Il fait une présentation powerpoint de ce que c’est qu’un composants <text:span text:style-name="T7">React</text:span>. Puis il dit si j’ajoute le composant il se passse ça et ça.</text:p>
      <text:p text:style-name="P7"/>
      <text:p text:style-name="P8">Un composant React est représenté par du JSX. C’est du XML. Mais le composant React est en réalité du Javascript. Il faudra Babel pour le traduire.</text:p>
      <text:p text:style-name="P8"/>
      <text:p text:style-name="P9">Pour changer l’état d’un composant on utilise le setState(). <text:span text:style-name="T8">Toujours la même remarque il faudrait revenir au modèle vue / composants </text:span><text:span text:style-name="T9">pour voir ce qui se passe au niveau du schéma.</text:span></text:p>
      <text:p text:style-name="P7"/>
      <text:p text:style-name="P7"><text:soft-page-break/>Ce qui serait bien ce serait d’avoir sur l’autre moitié de l’écran le composant à l’écran.</text:p>
      <text:p text:style-name="P7"/>
      <text:p text:style-name="P6"><text:span text:style-name="T1">ReactDOM</text:span><text:span text:style-name="T2">.</text:span><text:span text:style-name="T3">render</text:span><text:span text:style-name="T2">(</text:span></text:p>
      <text:p text:style-name="P13"><text:span text:style-name="T2">&lt;</text:span><text:span text:style-name="T4">StrictMode</text:span><text:span text:style-name="T2">&gt;</text:span></text:p>
      <text:p text:style-name="P13"><text:span text:style-name="T2">&lt;</text:span><text:span text:style-name="T4">App</text:span><text:span text:style-name="T2"> /&gt;</text:span></text:p>
      <text:p text:style-name="P13"><text:span text:style-name="T2">&lt;/</text:span><text:span text:style-name="T4">StrictMode</text:span><text:span text:style-name="T2">&gt;,</text:span></text:p>
      <text:p text:style-name="P14">rootElement</text:p>
      <text:p text:style-name="P14">);</text:p>
      <text:p text:style-name="P5">La dedans on <text:span text:style-name="T6">dire à React</text:span> <text:span text:style-name="T6">d’</text:span>a<text:span text:style-name="T5">ff</text:span>icher le composant App dans l’élément rootElement qui est implanté dans le HTML.</text:p>
      <text:p text:style-name="P5"/>
      <text:p text:style-name="P10">22 min 04 Arrêt</text:p>
      <text:p text:style-name="P11">39 min Arrêt. <text:span text:style-name="T10">CodeSandbox / Sur Firefox / Sur DEV</text:span></text:p>
      <text:h text:style-name="P17" text:outline-level="1"/>
      <text:h text:style-name="P18" text:outline-level="1"><text:bookmark-start text:name="__RefHeading___Toc304_1678376065"/>Tuto de C/K<text:bookmark-end text:name="__RefHeading___Toc304_1678376065"/></text:h>
      <text:p text:style-name="Standard">&lt;html lang="en"&gt;</text:p>
      <text:p text:style-name="Standard"/>
      <text:p text:style-name="Standard">&lt;head&gt;</text:p>
      <text:p text:style-name="Standard">    &lt;meta charset="UTF-8"&gt;</text:p>
      <text:p text:style-name="Standard">    &lt;meta http-equiv="X-UA-Compatible" content="IE=edge"&gt;</text:p>
      <text:p text:style-name="Standard">    &lt;meta name="viewport" content="width=device-width, initial-scale=1.0"&gt;</text:p>
      <text:p text:style-name="Standard">    &lt;title&gt;Test1&lt;/title&gt;</text:p>
      <text:p text:style-name="Standard">    &lt;script src="https://unpkg.com/@babel/standalone/babel.min.js"&gt;&lt;/script&gt;</text:p>
      <text:p text:style-name="Standard">    &lt;script crossorigin src="https://unpkg.com/react@16/umd/react.development.js"&gt;&lt;/script&gt;</text:p>
      <text:p text:style-name="Standard">    &lt;script crossorigin src="https://unpkg.com/react-dom@16/umd/react-dom.development.js"&gt;&lt;/script&gt;</text:p>
      <text:p text:style-name="Standard">&lt;/head&gt;</text:p>
      <text:p text:style-name="Standard"/>
      <text:p text:style-name="Standard">&lt;body&gt;</text:p>
      <text:p text:style-name="Standard"/>
      <text:p text:style-name="Standard">    &lt;div id="app"&gt;&lt;/div&gt;</text:p>
      <text:p text:style-name="Standard"/>
      <text:p text:style-name="Standard">    &lt;script type="text/babel"&gt;</text:p>
      <text:p text:style-name="Standard"/>
      <text:p text:style-name="Standard">        class App extends React.Component {</text:p>
      <text:p text:style-name="Standard">            render() {</text:p>
      <text:p text:style-name="Standard">                return (</text:p>
      <text:p text:style-name="Standard">                    &lt;div className="content"&gt;</text:p>
      <text:p text:style-name="Standard">                        &lt;p&gt;Bonjour à tous&lt;/p&gt;</text:p>
      <text:p text:style-name="Standard">                    &lt;/div&gt;</text:p>
      <text:p text:style-name="Standard">                )</text:p>
      <text:p text:style-name="Standard">            }</text:p>
      <text:p text:style-name="Standard">        }</text:p>
      <text:p text:style-name="Standard"/>
      <text:p text:style-name="Standard">        ReactDOM.render(&lt;App /&gt;,document.getElementById('app'));</text:p>
      <text:p text:style-name="Standard"/>
      <text:p text:style-name="Standard">    &lt;/script&gt;</text:p>
      <text:p text:style-name="Standard"/>
      <text:p text:style-name="Standard">&lt;/body&gt;</text:p>
      <text:p text:style-name="Standard"/>
      <text:p text:style-name="Standard">&lt;/html&gt;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MonoLisa" svg:font-family="MonoLisa, Menlo, Monaco, 'Courier New', monospace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cm" fo:margin-bottom="0.3cm" loext:contextual-spacing="false" fo:text-indent="0cm" style:auto-text-indent="false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5</text:page-number>/<text:page-count>5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08:22:59.884000000</dc:date>
    <meta:generator>LibreOffice/6.4.7.2$Windows_X86_64 LibreOffice_project/639b8ac485750d5696d7590a72ef1b496725cfb5</meta:generator>
    <meta:editing-duration>P11DT22H5M20S</meta:editing-duration>
    <meta:editing-cycles>1014</meta:editing-cycles>
    <meta:print-date>2021-02-12T16:24:36.892000000</meta:print-date>
    <meta:document-statistic meta:table-count="0" meta:image-count="0" meta:object-count="0" meta:page-count="5" meta:paragraph-count="112" meta:word-count="425" meta:character-count="3639" meta:non-whitespace-character-count="2842"/>
  </office:meta>
</office:document-meta>
</file>